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909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2.134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2.185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2.29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4.576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11.561cm"/>
      <style:paragraph-properties style:writing-mode="lr-tb"/>
    </style:style>
    <style:style style:name="gr8" style:family="graphic" style:parent-style-name="standard">
      <style:graphic-properties draw:auto-grow-height="false" fo:min-height="29.556cm" fo:min-width="20.034cm" fo:wrap-option="no-wrap"/>
    </style:style>
    <style:style style:name="gr9" style:family="graphic" style:parent-style-name="standard">
      <style:graphic-properties draw:stroke="solid" svg:stroke-color="#000000" draw:fill="none" draw:fill-color="#ffffff" fo:min-height="4.703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2.925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solid" svg:stroke-color="#000000" draw:fill="none" draw:fill-color="#ffffff" fo:min-height="2.163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1.2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5.338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42cm" svg:height="2.384cm" svg:x="57.515cm" svg:y="4.077cm">
          <draw:text-box>
            <text:p>Want an app that’ll give me a random, seven day menu</text:p>
          </draw:text-box>
        </draw:frame>
        <draw:frame draw:style-name="gr2" draw:text-style-name="P1" draw:layer="layout" svg:width="5.842cm" svg:height="2.384cm" svg:x="45.577cm" svg:y="33.922cm">
          <draw:text-box>
            <text:p>Have an app that’ll give me a random, seven day menu</text:p>
          </draw:text-box>
        </draw:frame>
        <draw:frame draw:style-name="gr3" draw:text-style-name="P1" draw:layer="layout" svg:width="5.334cm" svg:height="3.095cm" svg:x="38.973cm" svg:y="11.414cm">
          <draw:text-box>
            <text:p>7 divs, each one containing the following empty div fields:</text:p>
          </draw:text-box>
        </draw:frame>
        <draw:g>
          <draw:frame draw:style-name="gr4" draw:text-style-name="P1" draw:layer="layout" svg:width="10.16cm" svg:height="2.435cm" svg:x="3.54cm" svg:y="11.414cm">
            <draw:text-box>
              <text:p>Name of Dish</text:p>
            </draw:text-box>
          </draw:frame>
          <draw:frame draw:style-name="gr5" draw:text-style-name="P1" draw:layer="layout" svg:width="16.256cm" svg:height="2.54cm" svg:x="3.54cm" svg:y="14.462cm">
            <draw:text-box>
              <text:p>Short Description of Dish</text:p>
            </draw:text-box>
          </draw:frame>
          <draw:frame draw:style-name="gr6" draw:text-style-name="P1" draw:layer="layout" svg:width="16.256cm" svg:height="4.826cm" svg:x="3.54cm" svg:y="17.383cm">
            <draw:text-box>
              <text:p>Ingredients List</text:p>
            </draw:text-box>
          </draw:frame>
          <draw:frame draw:style-name="gr5" draw:text-style-name="P1" draw:layer="layout" svg:width="16.383cm" svg:height="2.54cm" svg:x="3.413cm" svg:y="22.971cm">
            <draw:text-box>
              <text:p>List Of Tools Needed To Cook Dish</text:p>
            </draw:text-box>
          </draw:frame>
          <draw:frame draw:style-name="gr7" draw:text-style-name="P1" draw:layer="layout" svg:width="16.383cm" svg:height="11.811cm" svg:x="3.413cm" svg:y="26.019cm">
            <draw:text-box>
              <text:p>Cooking Directions</text:p>
            </draw:text-box>
          </draw:frame>
          <draw:frame draw:style-name="gr5" draw:text-style-name="P1" draw:layer="layout" svg:width="5.715cm" svg:height="2.54cm" svg:x="14.081cm" svg:y="11.541cm">
            <draw:text-box>
              <text:p>Tag to say if this is a Vegan, Veggie, or Omnivore Dish</text:p>
            </draw:text-box>
          </draw:frame>
          <draw:custom-shape draw:style-name="gr8" draw:layer="layout" svg:width="21.463cm" svg:height="30.734cm" svg:x="1.381cm" svg:y="10.017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7.946328736489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frame draw:style-name="gr9" draw:text-style-name="P1" draw:layer="layout" svg:width="9.271cm" svg:height="5.228cm" svg:x="29.956cm" svg:y="17.362cm">
          <draw:text-box>
            <text:p>Button that, when pressed, will populate the 7 divs with different recipe items. If pressed a second time it’ll clear the divs of all data and repopulate with a new set of seven dishes.</text:p>
          </draw:text-box>
        </draw:frame>
        <draw:frame draw:style-name="gr10" draw:text-style-name="P1" draw:layer="layout" svg:width="7.493cm" svg:height="3.175cm" svg:x="44.053cm" svg:y="17.383cm">
          <draw:text-box>
            <text:p>Button that will save the seven selected dishes as a text file.</text:p>
          </draw:text-box>
        </draw:frame>
        <draw:line draw:style-name="gr11" draw:text-style-name="P2" draw:layer="layout" svg:x1="38.973cm" svg:y1="12.557cm" svg:x2="22.336cm" svg:y2="12.684cm">
          <text:p/>
        </draw:line>
        <draw:line draw:style-name="gr11" draw:text-style-name="P2" draw:layer="layout" svg:x1="38.973cm" svg:y1="14.462cm" svg:x2="35.671cm" svg:y2="17.256cm">
          <text:p/>
        </draw:line>
        <draw:line draw:style-name="gr11" draw:text-style-name="P2" draw:layer="layout" svg:x1="44.18cm" svg:y1="14.589cm" svg:x2="46.085cm" svg:y2="17.383cm">
          <text:p/>
        </draw:line>
        <draw:line draw:style-name="gr11" draw:text-style-name="P2" draw:layer="layout" svg:x1="41.132cm" svg:y1="14.589cm" svg:x2="45.577cm" svg:y2="34.147cm">
          <text:p/>
        </draw:line>
        <draw:line draw:style-name="gr11" draw:text-style-name="P2" draw:layer="layout" svg:x1="57.515cm" svg:y1="6.461cm" svg:x2="44.307cm" svg:y2="11.414cm">
          <text:p/>
        </draw:line>
        <draw:frame draw:style-name="gr10" draw:text-style-name="P1" draw:layer="layout" svg:width="7.112cm" svg:height="3.175cm" svg:x="59.674cm" svg:y="7.858cm">
          <draw:text-box>
            <text:p>Dictionary to store all dishes in database named dishDatabase[ ]</text:p>
          </draw:text-box>
        </draw:frame>
        <draw:frame draw:style-name="gr12" draw:text-style-name="P1" draw:layer="layout" svg:width="5.588cm" svg:height="2.413cm" svg:x="59.801cm" svg:y="12.684cm">
          <draw:text-box>
            <text:p>.csv file that holds all of the dishes</text:p>
          </draw:text-box>
        </draw:frame>
        <draw:frame draw:style-name="gr13" draw:text-style-name="P1" draw:layer="layout" svg:width="7.493cm" svg:height="2.384cm" svg:x="59.928cm" svg:y="16.777cm">
          <draw:text-box>
            <text:p>A function that reads the .csv file and populates dishDatabase</text:p>
          </draw:text-box>
        </draw:frame>
        <draw:frame draw:style-name="gr5" draw:text-style-name="P1" draw:layer="layout" svg:width="8.89cm" svg:height="3.806cm" svg:x="59.928cm" svg:y="20.562cm">
          <draw:text-box>
            <text:p>A function that randomly selects seven recipes from the dishDatabase dictionary. Then, it populates the recipe card divs in the HTML file.</text:p>
          </draw:text-box>
        </draw:frame>
        <draw:frame draw:style-name="gr14" draw:text-style-name="P1" draw:layer="layout" svg:width="6.477cm" svg:height="0.962cm" svg:x="1.889cm" svg:y="10.452cm">
          <draw:text-box>
            <text:p>RECIPE CARD DIV</text:p>
          </draw:text-box>
        </draw:frame>
        <draw:frame draw:style-name="gr15" draw:text-style-name="P1" draw:layer="layout" svg:width="7.239cm" svg:height="5.588cm" svg:x="68.437cm" svg:y="7.985cm">
          <draw:text-box>
            <text:p>ENTRY #</text:p>
            <text:p><text:tab/>- nameOfDish</text:p>
            <text:p><text:tab/>- dishTypeTag</text:p>
            <text:p><text:tab/>- dishDescription</text:p>
            <text:p><text:tab/>- ingredientList</text:p>
            <text:p><text:tab/>- toolsList</text:p>
            <text:p><text:tab/>- cookingDirections</text:p>
          </draw:text-box>
        </draw:frame>
        <draw:line draw:style-name="gr11" draw:text-style-name="P2" draw:layer="layout" svg:x1="58.658cm" svg:y1="6.461cm" svg:x2="58.658cm" svg:y2="25.638cm">
          <text:p/>
        </draw:line>
        <draw:line draw:style-name="gr11" draw:text-style-name="P2" draw:layer="layout" svg:x1="51.292cm" svg:y1="34.02cm" svg:x2="58.658cm" svg:y2="25.638cm">
          <text:p/>
        </draw:line>
        <draw:line draw:style-name="gr11" draw:text-style-name="P2" draw:layer="layout" svg:x1="58.658cm" svg:y1="21.701cm" svg:x2="59.928cm" svg:y2="21.701cm">
          <text:p/>
        </draw:line>
        <draw:line draw:style-name="gr11" draw:text-style-name="P2" draw:layer="layout" svg:x1="58.658cm" svg:y1="17.891cm" svg:x2="59.928cm" svg:y2="17.891cm">
          <text:p/>
        </draw:line>
        <draw:line draw:style-name="gr11" draw:text-style-name="P2" draw:layer="layout" svg:x1="58.658cm" svg:y1="13.954cm" svg:x2="59.801cm" svg:y2="13.954cm">
          <text:p/>
        </draw:line>
        <draw:line draw:style-name="gr11" draw:text-style-name="P2" draw:layer="layout" svg:x1="58.658cm" svg:y1="9.382cm" svg:x2="59.674cm" svg:y2="9.382cm">
          <text:p/>
        </draw:line>
        <draw:line draw:style-name="gr11" draw:text-style-name="P2" draw:layer="layout" svg:x1="66.786cm" svg:y1="9.636cm" svg:x2="68.437cm" svg:y2="11.287cm">
          <text:p/>
        </draw:line>
        <draw:line draw:style-name="gr11" draw:text-style-name="P2" draw:layer="layout" svg:x1="65.389cm" svg:y1="13.7cm" svg:x2="68.437cm" svg:y2="11.4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8.74cm" fo:page-height="45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06T11:58:53.353141733</meta:creation-date>
    <dc:date>2020-08-06T14:08:03.309538208</dc:date>
    <meta:editing-duration>PT13M12S</meta:editing-duration>
    <meta:editing-cycles>3</meta:editing-cycles>
    <meta:generator>LibreOffice/6.4.4.2$MacOSX_X86_64 LibreOffice_project/3d775be2011f3886db32dfd395a6a6d1ca2630ff</meta:generator>
    <meta:document-statistic meta:object-count="32"/>
  </office:meta>
</office:document-meta>
</file>